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2968"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5e4c0"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6017c"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06b82" officeooo:paragraph-rsid="00206eef"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fo:color="#0000ff"/>
    </style:style>
    <style:style style:name="P6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8" style:family="paragraph" style:parent-style-name="Text_20_body">
      <style:paragraph-properties fo:text-align="justify" style:justify-single-word="false"/>
    </style:style>
    <style:style style:name="P79" style:family="paragraph" style:parent-style-name="Text_20_body">
      <style:text-properties fo:language="ru" fo:country="RU"/>
    </style:style>
    <style:style style:name="P80" style:family="paragraph" style:parent-style-name="Text_20_body">
      <loext:graphic-properties draw:fill="solid" draw:fill-color="#eeeeee" draw:opacity="100%"/>
      <style:paragraph-properties fo:background-color="#eeeeee"/>
      <style:text-properties fo:language="ru" fo:country="RU"/>
    </style:style>
    <style:style style:name="P8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2" style:family="paragraph" style:parent-style-name="Text_20_body">
      <loext:graphic-properties draw:fill="solid" draw:fill-color="#eeeeee" draw:opacity="100%"/>
      <style:paragraph-properties fo:background-color="#eeeeee"/>
    </style:style>
    <style:style style:name="P83" style:family="paragraph" style:parent-style-name="First_20_line_20_indent">
      <loext:graphic-properties draw:fill="solid" draw:fill-color="#eeeeee" draw:opacity="100%"/>
      <style:paragraph-properties fo:background-color="#eeeeee"/>
      <style:text-properties fo:language="ru" fo:country="RU"/>
    </style:style>
    <style:style style:name="P8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color="#800000"/>
    </style:style>
    <style:style style:name="P8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align="center" style:justify-single-word="false" fo:text-indent="0in" style:auto-text-indent="false"/>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fo:color="#800000" fo:language="ru" fo:country="RU"/>
    </style:style>
    <style:style style:name="P101" style:family="paragraph" style:parent-style-name="Footnote">
      <style:text-properties style:use-window-font-color="true"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9" style:family="paragraph" style:parent-style-name="Text_20_body" style:list-style-name="L1">
      <style:paragraph-properties fo:text-align="justify" style:justify-single-word="false"/>
    </style:style>
    <style:style style:name="P110" style:family="paragraph" style:parent-style-name="Text_20_body" style:list-style-name="L1">
      <style:paragraph-properties fo:text-align="justify" style:justify-single-word="false"/>
      <style:text-properties fo:language="ru" fo:country="RU"/>
    </style:style>
    <style:style style:name="P111" style:family="paragraph" style:parent-style-name="Text_20_body" style:list-style-name="L2">
      <style:paragraph-properties fo:text-align="justify" style:justify-single-word="false"/>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5b924"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1302c" officeooo:paragraph-rsid="00358d87"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017c" officeooo:paragraph-rsid="0031302c"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3335c0" officeooo:paragraph-rsid="003335c0" style:font-style-asian="normal" style:font-style-complex="normal"/>
    </style:style>
    <style:style style:name="P11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loext:graphic-properties draw:fill="solid" draw:fill-color="#eeeeee" draw:opacity="100%"/>
      <style:paragraph-properties fo:background-color="#eeeeee"/>
      <style:text-properties fo:language="ru" fo:country="RU"/>
    </style:style>
    <style:style style:name="P125" style:family="paragraph" style:parent-style-name="Heading_20_2">
      <loext:graphic-properties draw:fill="solid" draw:fill-color="#eeeeee" draw:opacity="100%"/>
      <style:paragraph-properties fo:background-color="#eeeeee"/>
    </style:style>
    <style:style style:name="P126"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dfc85"/>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font-style="italic" style:font-style-asian="italic" style:font-style-complex="italic"/>
    </style:style>
    <style:style style:name="T12" style:family="text">
      <style:text-properties fo:color="#6666ff" fo:language="ru" fo:country="RU"/>
    </style:style>
    <style:style style:name="T13" style:family="text">
      <style:text-properties fo:color="#800000"/>
    </style:style>
    <style:style style:name="T14" style:family="text">
      <style:text-properties fo:color="#800000" fo:language="ru" fo:country="RU"/>
    </style:style>
    <style:style style:name="T15" style:family="text">
      <style:text-properties fo:color="#800000" fo:language="ru" fo:country="RU" fo:font-style="normal" style:font-style-asian="normal" style:font-style-complex="normal"/>
    </style:style>
    <style:style style:name="T16" style:family="text">
      <style:text-properties fo:color="#800000" fo:language="en" fo:country="US"/>
    </style:style>
    <style:style style:name="T17" style:family="text">
      <style:text-properties fo:color="#800000" fo:language="en" fo:country="US" fo:font-style="normal" style:font-style-asian="normal" style:font-style-complex="normal"/>
    </style:style>
    <style:style style:name="T18" style:family="text">
      <style:text-properties fo:color="#800000" fo:font-style="normal" style:font-style-asian="normal" style:font-style-complex="normal"/>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ru" fo:country="RU" fo:font-style="italic" style:font-style-asian="italic" style:font-style-complex="italic"/>
    </style:style>
    <style:style style:name="T27" style:family="text">
      <style:text-properties style:use-window-font-color="true" fo:language="en" fo:country="US"/>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background-color="transparent" loext:char-shading-value="0" style:font-style-asian="normal" style:font-style-complex="normal"/>
    </style:style>
    <style:style style:name="T30" style:family="text">
      <style:text-properties style:use-window-font-color="true" fo:font-style="normal" style:font-style-asian="normal" style:font-style-complex="normal"/>
    </style:style>
    <style:style style:name="T31" style:family="text">
      <style:text-properties fo:background-color="transparent" loext:char-shading-value="0"/>
    </style:style>
    <style:style style:name="T32" style:family="text">
      <style:text-properties style:text-position="super 58%"/>
    </style:style>
    <style:style style:name="T33" style:family="text">
      <style:text-properties fo:color="#c5000b"/>
    </style:style>
    <style:style style:name="T34" style:family="text">
      <style:text-properties fo:language="fr" fo:country="FR"/>
    </style:style>
    <style:style style:name="T35" style:family="text">
      <style:text-properties fo:color="#0000ff"/>
    </style:style>
    <style:style style:name="T36" style:family="text">
      <style:text-properties fo:color="#3333ff"/>
    </style:style>
    <style:style style:name="T37" style:family="text">
      <style:text-properties fo:font-style="normal" style:font-style-asian="normal" style:font-style-complex="normal"/>
    </style:style>
    <style:style style:name="T38" style:family="text">
      <style:text-properties fo:color="#0066ff"/>
    </style:style>
    <style:style style:name="T39" style:family="text">
      <style:text-properties fo:color="#0066ff" fo:language="en" fo:country="US" fo:font-style="normal" fo:background-color="transparent" loext:char-shading-value="0" style:font-style-asian="normal" style:font-style-complex="normal"/>
    </style:style>
    <style:style style:name="T40" style:family="text">
      <style:text-properties officeooo:rsid="001f2968"/>
    </style:style>
    <style:style style:name="T41" style:family="text">
      <style:text-properties officeooo:rsid="001f5298"/>
    </style:style>
    <style:style style:name="T42" style:family="text">
      <style:text-properties officeooo:rsid="00206eef"/>
    </style:style>
    <style:style style:name="T43" style:family="text">
      <style:text-properties officeooo:rsid="0025e4c0"/>
    </style:style>
    <style:style style:name="T44" style:family="text">
      <style:text-properties officeooo:rsid="0026e832"/>
    </style:style>
    <style:style style:name="T45" style:family="text">
      <style:text-properties officeooo:rsid="002896ab"/>
    </style:style>
    <style:style style:name="T46" style:family="text">
      <style:text-properties officeooo:rsid="0029a64b"/>
    </style:style>
    <style:style style:name="T47" style:family="text">
      <style:text-properties officeooo:rsid="002c9d63"/>
    </style:style>
    <style:style style:name="T48" style:family="text">
      <style:text-properties officeooo:rsid="002dfc85"/>
    </style:style>
    <style:style style:name="T49" style:family="text">
      <style:text-properties officeooo:rsid="002feae0"/>
    </style:style>
    <style:style style:name="T50" style:family="text">
      <style:text-properties officeooo:rsid="003171bc"/>
    </style:style>
    <style:style style:name="T51" style:family="text">
      <style:text-properties officeooo:rsid="00326195"/>
    </style:style>
    <style:style style:name="T52" style:family="text">
      <style:text-properties officeooo:rsid="0034b6d1"/>
    </style:style>
    <style:style style:name="T53" style:family="text">
      <style:text-properties officeooo:rsid="00358d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69186120613426753" text:style-name="L1">
        <text:list-item>
          <text:p text:style-name="P109">добавить детектив <text:span text:style-name="T1">(реализовано)</text:span>+ магические уроки/трактаты Старсвирла (реализовано)</text:p>
        </text:list-item>
        <text:list-item>
          <text:p text:style-name="P110">Терра несколько раз пытается убить Макса (один раз — в аквапарке). Несколько раз Макса спасает Селестия (даёт приказы Нексусу)</text:p>
        </text:list-item>
        <text:list-item>
          <text:p text:style-name="P110">Книги:</text:p>
        </text:list-item>
      </text:list>
      <text:list xml:id="list943250911912152622" text:style-name="L2">
        <text:list-item>
          <text:p text:style-name="P111">«Великие грифоны прошлого» - из канона (5<text:span text:style-name="T6">s8e)</text:span></text:p>
        </text:list-item>
        <text:list-item>
          <text:p text:style-name="P111">«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1">Дасти Вейфарер «Зебрианская культура, быт и фольклор»</text:p>
        </text:list-item>
        <text:list-item>
          <text:p text:style-name="P111">«Краткая история Эквестрии»</text:p>
        </text:list-item>
        <text:list-item>
          <text:p text:style-name="P111">«Шедевры архитектуры Эквестрии» с разделом о Кантерлотском Королевском Дворце</text:p>
        </text:list-item>
        <text:list-item>
          <text:p text:style-name="P111">«Великие дела и великие чары». Страница 893: …</text:p>
        </text:list-item>
        <text:list-item>
          <text:p text:style-name="P111">«Природа Проклятий» - обмен</text:p>
        </text:list-item>
        <text:list-item>
          <text:p text:style-name="P111">«Магия для Чайников» - обмен</text:p>
        </text:list-item>
        <text:list-item>
          <text:p text:style-name="P111">«Энциклопедия Арканум» - обмен</text:p>
        </text:list-item>
        <text:list-item>
          <text:p text:style-name="P111">«О Гейсах» - обмен</text:p>
        </text:list-item>
        <text:list-item>
          <text:p text:style-name="P111">«Тайны Тайных Наук» - обмен</text:p>
        </text:list-item>
        <text:list-item>
          <text:p text:style-name="P111">«Основы Заклятий» - обмен</text:p>
        </text:list-item>
        <text:list-item>
          <text:p text:style-name="P111"><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718810708852774029"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8">Искусственный интеллект. Создан Владом и Максом. Разработан для управления корпорациями.</text:p>
      <text:h text:style-name="Heading_20_3" text:outline-level="3">Норф</text:h>
      <text:p text:style-name="P7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5">Единорог. Холост, молод, мечтателен. Живёт в Кантерлоте. В свободное время рисует облака.</text:p>
      <text:h text:style-name="Heading_20_3" text:outline-level="3">Алекс</text:h>
      <text:p text:style-name="P85">Менеджер проектов, над одним из которых (Нексус) работает Макс.</text:p>
      <text:h text:style-name="Heading_20_3" text:outline-level="3">Ростик</text:h>
      <text:p text:style-name="P85">Лидер команды тестировщиков</text:p>
      <text:h text:style-name="Heading_20_3" text:outline-level="3">Стас</text:h>
      <text:p text:style-name="P85">Программист-новичок в команде Макса.</text:p>
      <text:h text:style-name="Heading_20_3" text:outline-level="3"><text:soft-page-break/>Рома</text:h>
      <text:p text:style-name="P85">Программист в команде UI-программистов</text:p>
      <text:h text:style-name="Heading_20_3" text:outline-level="3">Анджела</text:h>
      <text:p text:style-name="P85">Сисадмин. Флиртует с Максом.</text:p>
      <text:p text:style-name="P85"/>
      <text:h text:style-name="Heading_20_2" text:outline-level="2">Положения</text:h>
      <text:p text:style-name="P8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2" text:outline-level="2">1. Терра</text:h>
      <text:p text:style-name="P26">музыка - кондовая электронная, холодная и отчаянная (Electronics “Disappointed”)</text:p>
      <text:p text:style-name="P8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2"><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5"><text:span text:style-name="T6">&gt;\</text:span>Привет, Нексус. Это Макс.</text:p>
      <text:p text:style-name="P55"><text:span text:style-name="T6">&lt;\</text:span>Привет Макс. <text:span text:style-name="T1">Рад тебя видеть. Где ты отсутствовал три дня?</text:span></text:p>
      <text:p text:style-name="P55"><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5"><text:span text:style-name="T6">&gt;\</text:span>Как называется наш проект?</text:p>
      <text:p text:style-name="P55"><text:span text:style-name="T6">&lt;\</text:span>Дайсон.</text:p>
      <text:p text:style-name="P55"><text:span text:style-name="T6">&gt;\</text:span>Сколько тебе лет?</text:p>
      <text:p text:style-name="P55"><text:soft-page-break/><text:span text:style-name="T6">&lt;\</text:span>Два года с начала запуска кластера.</text:p>
      <text:p text:style-name="P55"><text:span text:style-name="T6">&gt;\</text:span>Какой сейчас год?</text:p>
      <text:p text:style-name="P55"><text:span text:style-name="T6">&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5"><text:span text:style-name="T6">&gt;\</text:span>Нексус, отключи память <text:span text:style-name="T1">заданий</text:span> за последнюю неделю.</text:p>
      <text:p text:style-name="P55"><text:span text:style-name="T6">&lt;\</text:span>Выполнено.</text:p>
      <text:p text:style-name="P55"><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6">&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6">&lt;\</text:span><text:span text:style-name="T1">Выполняю задачу</text:span>...</text:p>
      <text:p text:style-name="P56"><text:span text:style-name="T6">&lt;\</text:span>...</text:p>
      <text:p text:style-name="P56"><text:span text:style-name="T6">&lt;\</text:span>Решение:</text:p>
      <text:p text:style-name="P56"><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5"><text:span text:style-name="T6">&gt;</text:span>\Нексус, почему ты используешь жёсткие настройки <text:span text:style-name="T1">для решения задачи</text:span>?</text:p>
      <text:p text:style-name="P55"><text:span text:style-name="T6">&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5"><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7">Ага, уже теплее.</text:p>
      <text:p text:style-name="P37"/>
      <text:p text:style-name="P55"><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2">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8">***</text:p>
      <text:p text:style-name="P88"/>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text:span text:style-name="T48">социопатов</text:span>.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text:span><text:span text:style-name="T5">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6">&lt;</text:span><text:span text:style-name="T14">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1">ворил </text:span><text:span text:style-name="T2">—</text:span><text:span text:style-name="T3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1">А у нас получается... </text:span><text:span text:style-name="T2">–</text:span><text:span text:style-name="T3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8">AI <text:span text:style-name="T2">– </text:span><text:span text:style-name="T3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8">Музыка быстрая, тревожная, надорваная и печальная (Pet Shop Boys “So Hard” ?)</text:p>
      <text:p text:style-name="P28"/>
      <text:p text:style-name="P8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1">, </text:span><text:span text:style-name="T2">а от валиума таких глюков у меня ни разу не было</text:span><text:span text:style-name="T3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4">Описание получше. Подземелье</text:span><text:span text:style-name="T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27">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4">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4">Jack of Hearts</text:span><text:span text:style-name="T34"><text:note text:id="ftn7" text:note-class="footnote"><text:note-citation>7</text:note-citation><text:note-body><text:p text:style-name="Footnote"><text:bookmark text:name="result_box1"/><text:span text:style-name="T34">Jack of Hearts</text:span> <text:span text:style-name="T1">– Червовый валет (фр.)</text:span></text:p></text:note-body></text:note></text:span><text:span text:style-name="T3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2">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59">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3597666985902134246"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о учитель!</text:span></text:p><text:p text:style-name="P98">–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3">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text:p>
      <text:p text:style-name="P57"><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7"><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text:soft-page-break/>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Некоторые из <text:span text:style-name="T22">платформ </text:span>уничтожаются путём <text:span text:style-name="T1">усиленного</text:span>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text:soft-page-break/>–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3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text:soft-page-break/>–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9">Селестия нахмурилась и приняла грозный вид.</text:p>
      <text:p text:style-name="P49"><text:span text:style-name="T6">– </text:span>Не забывай, человек, я — могущественный маг и правитель Эквестрии. Ко мне нужно относиться с должным уважением!</text:p>
      <text:p text:style-name="P49"><text:span text:style-name="T6">– </text:span>А то что? Превратишь в жабу? Сошлёшь на Луну? Убьёшь нахер?</text:p>
      <text:p text:style-name="P49">Аликорница сникла. Уши её опустились.</text:p>
      <text:p text:style-name="P49"><text:span text:style-name="T6">– </text:span>Макс, не надо... Ты же знаешь, я этого не сделаю.</text:p>
      <text:p text:style-name="P4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9"><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6">– </text:span>Вот, читай отсюда. <text:span text:style-name="T6">– а</text:span>ликорница подчеркнула абзац копытом.</text:p>
      <text:p text:style-name="P49"/>
      <text:p text:style-name="P51">***</text:p>
      <text:p text:style-name="P51"/>
      <text:p text:style-name="P52"><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lt;<text:span text:style-name="T13">Селестии не удастся привлечь Макса на сторону Эквестри даже с помощью 34 — это удастся Дэш</text:span>&gt;</text:p>
      <text:p text:style-name="P49">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text:soft-page-break/>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Аликорница стояла с закрытыми глазами, чуть покачиваясь. Потом мне на щеку упала горячая капля. <text:soft-page-break/>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1">–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23" text:outline-level="2"><text:soft-page-break/><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фиолетово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text:soft-page-break/>– При случае спрошу. Если встречу.</text:p>
      <text:p text:style-name="P49">– Встретишь, конечно! Скажи ей, что у меня сегодня день рождения, и я очень сильно огорчи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я его знаю! Мы с Шейлой ходили к нему играть, пока она не пропала. У Норфа интересно!</text:p>
      <text:p text:style-name="P49">Индиго открыла коробочку. Внутри на подстилке из тырсы лежала крохотная модель кареты в <text:soft-page-break/>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9">Я остался сидеть в полнейшем замешательстве. </text:p>
      <text:p text:style-name="P49"/>
      <text:p text:style-name="P51">***</text:p>
      <text:p text:style-name="P49">&lt;<text:span text:style-name="T35">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9"><text:soft-page-break/>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text:soft-page-break/>мы, не стареют, их почти не осталось в наше время. Они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Ишь ты!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9"/>
      <text:p text:style-name="P49">Селестия встала, потянувшись по-кошачьи, и направилась к выходу. У двери он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9">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text:soft-page-break/>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9">– Постой, а как же Луна? Мне показалось, она питала тёплые чувства к Кимеринну?</text:p>
      <text:p text:style-name="P49">Селестия задумалась, автоматически ковыряя копытом ямку под валуном.</text:p>
      <text:p text:style-name="P4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Ты говорила, он от древности вообще сбрендил. Тем-не-менее, он определённо «подъезжал» к Луне тогда, в развалинах.</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 Мааакс!!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text:p>
      <text:p text:style-name="P4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9">– Да ладно! Мне это ничего не стоило.</text:p>
      <text:p text:style-name="P4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9"><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9">– Эммм... Селестия?</text:p>
      <text:p text:style-name="P49">– Дааа? – ответила аликорница, не повернув головы. В её тоне слышались смешливые нотки.</text:p>
      <text:p text:style-name="P49">Я вытащил руку из-под накрупника.</text:p>
      <text:p text:style-name="P49">– Всё в порядке?</text:p>
      <text:p text:style-name="P49">Селестия повернула голову, и я ясно увидел широкую улыбку и фирменный ехидный прищур из-под чёлки.</text:p>
      <text:p text:style-name="P49">– А почему ты спрашиваешь? Ты разобрался с муравьями?</text:p>
      <text:p text:style-name="P49">– Вроде да. Хотя, по-моему, дело уже не в муравьях.</text:p>
      <text:p text:style-name="P49">– По-моему, тоже. – рассмеялась аликорница. – Продолжай...</text:p>
      <text:p text:style-name="P49"/>
      <text:h text:style-name="P122" text:outline-level="2">6. Стыд</text:h>
      <text:p text:style-name="P49"/>
      <text:p text:style-name="P52">~~~ Завтра на семь в библиотеке ~~~</text:p>
      <text:p text:style-name="P52"/>
      <text:p text:style-name="P49">–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text:soft-page-break/>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саквояж и сунул его в рюкзак.</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1">***</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сжал ей холку.</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text:soft-page-break/>–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text:soft-page-break/>–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9">– А как ты сама помнишь о том заклинании, если оно стёрто из бытия? – резонно подметил я.</text:p>
      <text:p text:style-name="P49">– У меня есть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text:soft-page-break/>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36">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text:soft-page-break/>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3">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4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text:span><text:soft-page-break/><text:span text:style-name="T1">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1">старший. </text:span><text:span text:style-name="T2">–</text:span><text:span text:style-name="T3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text:soft-page-break/>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text:soft-page-break/>меня снова смотрела прежняя Луна.</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1">***</text:p>
      <text:p text:style-name="P49"/>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text:soft-page-break/>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6">—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Тия. Если хочешь.</text:p>
      <text:p text:style-name="P49">– Хорошо. До встречи, Тия.</text:p>
      <text:p text:style-name="P49">– До встречи, Макс.</text:p>
      <text:p text:style-name="P49"/>
      <text:h text:style-name="Heading_20_2" text:outline-level="2"><text:span text:style-name="T1">8</text:span>. <text:span text:style-name="T6">40-6</text:span></text:h>
      <text:p text:style-name="P60">Mark Knopfler — Hill Farmers Blues — или на следующую главу (прощание)</text:p>
      <text:p text:style-name="P49"/>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3">Истончения </text:span>(быть может, к счастью). Всё, что я могу <text:span text:style-name="T6">— оставить тебе напутствие.</text:span></text:p>
      <text:p text:style-name="P52"><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2"><text:soft-page-break/>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7"> </text:span><text:span text:style-name="T28">— вся архитектура явно </text:span><text:span text:style-name="T24">была </text:span><text:span text:style-name="T28">заточена под крылатых. Таких, для которых приземлиться на балкон в тронном зале или уйти через портик на крыше</text:span><text:span text:style-name="T37"> </text:span><text:span text:style-name="T28">— обычное дело. </text:span><text:span text:style-name="T37">Хорошо, что ежедневные посещения каретной мастерской подняли мой тонус, изрядно посаженный сидячим образом жизни.</text:span></text:p>
      <text:p text:style-name="P1"><text:span text:style-name="T3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длиннейшим ворсом.</text:span><text:span text:style-name="T28"> </text:span><text:span text:style-name="T24">Его центр занимал высокий </text:span><text:span text:style-name="T28">кругл</text:span><text:span text:style-name="T24">ый</text:span><text:span text:style-name="T28"> </text:span><text:span text:style-name="T24">футон</text:span><text:span text:style-name="T28"> </text:span><text:span text:style-name="T24">с</text:span><text:span text:style-name="T28"> велик</text:span><text:span text:style-name="T24">им</text:span><text:span text:style-name="T28"> множество</text:span><text:span text:style-name="T24">м</text:span><text:span text:style-name="T2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text:soft-page-break/>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9">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text:soft-page-break/>кофе?</text:p>
      <text:p text:style-name="P41"><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1">Мне печалиться не стоит</text:p><text:p text:style-name="P101">Жизнь прекрасна и ярка</text:p><text:p text:style-name="P101">Телом молода, душою —</text:p><text:p text:style-name="P101">Как дракон морской мудра</text:p><text:p text:style-name="P101"/><text:p text:style-name="P101">Я видала взлёт империй,</text:p><text:p text:style-name="P101">Я жила среди легенд,</text:p><text:p text:style-name="P101">Древней магии мистерий</text:p><text:p text:style-name="P101">Я прилежнейший студент</text:p><text:p text:style-name="P101"/><text:p text:style-name="P101">Обожаема народом,</text:p><text:p text:style-name="P101">Уважаема врагом,</text:p><text:p text:style-name="P101">Но друзей моих немного,</text:p><text:p text:style-name="P101">Но жжёт душу холодом</text:p><text:p text:style-name="P101"/><text:p text:style-name="P101">Одинока и печальна,</text:p><text:p text:style-name="P101">Недоступна и строга,</text:p><text:p text:style-name="P101">Потеряла изначальный</text:p><text:p text:style-name="P101">Смысл жизни навсегда</text:p><text:p text:style-name="P101"/><text:p text:style-name="P101">Жизнь моя теперь публична,</text:p><text:p text:style-name="P101">Жизнь моя теперь для всех,</text:p><text:p text:style-name="P101">В этом — горе, в этом — счастье,</text:p><text:p text:style-name="P10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text:soft-page-break/>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text:soft-page-break/>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9">Сандалии сползли с её ног, один за другим. 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text:soft-page-break/>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6">– Это ты называешь “дружбой”? – с </text:span>улыбкой хмыкнул<text:span text:style-name="T6"> я. – </text:span>Мне нравится твоё чувство юмора.</text:p>
      <text:p text:style-name="P49">Аликорница нахмурилась.</text:p>
      <text:p text:style-name="P49"><text:span text:style-name="T6">–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9">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text:soft-page-break/>“..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1">–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1">***</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28">– </text:span><text:span text:style-name="T24">Говорят, в Додж </text:span><text:span text:style-name="T30">Джанкшн</text:span><text:span text:style-name="T2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8">– </text:span><text:span text:style-name="T30">А из Пинто Крика уже месяц нет новостей...</text:span></text:p>
      <text:p text:style-name="P5"><text:span text:style-name="T28">– </text:span><text:span text:style-name="T3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3">...“<text:span text:style-name="T1">Что я могу сделать, чтобы вернуть всё назад?</text:span>”</text:p>
      <text:p text:style-name="P13"><text:span text:style-name="T30">– </text:span><text:span text:style-name="T24">Так и сказала?</text:span></text:p>
      <text:p text:style-name="P1"><text:span text:style-name="T28">– </text:span><text:span text:style-name="T24">Да, </text:span><text:span text:style-name="T25">Фэнси</text:span><text:span text:style-name="T2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oft-page-break/><text:span text:style-name="T30">– </text:span><text:span text:style-name="T24">Что бы это значило, Флер?</text:span></text:p>
      <text:p text:style-name="P13"><text:span text:style-name="T30">– </text:span><text:span text:style-name="T2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9">…</text:p>
      <text:p text:style-name="P5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7">— </text:span><text:span text:style-name="T2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7">—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text:soft-page-break/>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text:soft-page-break/>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39"><text:span text:style-name="T7">&lt;</text:span><text:span text:style-name="T17">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29">&lt;</text:span><text:span text:style-name="T39">Mark Knopfler - </text:span><text:span text:style-name="T38">Hill Farmer's Blues</text:span><text:span text:style-name="T29">&gt;</text:span></text:p>
      <text:p text:style-name="P46">***</text:p>
      <text:p text:style-name="P41"/>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м, а со мной связан элементаль?</text:p>
      <text:p text:style-name="P52">– Конечно, Эйприл. В каждом из нас есть её бессмертная искорка.</text:p>
      <text:p text:style-name="P1"><text:span text:style-name="T2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8"><text:span text:style-name="T1">– Конечно, мам! «День горящего очага» </text:span>— <text:span text:style-name="T1">верно?</text:span></text:p>
      <text:p text:style-name="P52"><text:soft-page-break/>– Ты прав. И, видя мир и согласие среди своих подопечных, обрадовались элементали трёх пони-рас. И тоже объединились. Так возникли аликорны.</text:p>
      <text:p text:style-name="P52">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52">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2">Тут и сказке конец. А теперь, Эйприл, залазь на полку и закрывай глазки.</text:p>
      <text:p text:style-name="P52">– Ну ма-ам! Раскажи ещё что-нибудь! Про Сомбру!</text:p>
      <text:p text:style-name="P52">–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2">– А почему только тебя? А меня? А дядю-горгулия?</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 Конечно, мой хороший...</text:p>
      <text:p text:style-name="P52"/>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3"/>
      <text:p text:style-name="P21">***</text:p>
      <text:p text:style-name="P13"/>
      <text:p text:style-name="P1"><text:span text:style-name="T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text:span><text:soft-page-break/><text:span text:style-name="T6">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3">меткоискатели потом устроят во дворе за домом Макса эксперимент по </text:span><text:s/><text:span text:style-name="T13">полёту на реактивном воздушном змее с антиоблачной пушкой — хотят быть погодными пони</text:span>&gt;. А вот...</text:p>
      <text:p text:style-name="P1"><text:span text:style-name="T28">–</text:span><text:span text:style-name="T24">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text:soft-page-break/>натянуть хочется.</text:p>
      <text:p text:style-name="P41">Я вернулся к прилавку.</text:p>
      <text:p text:style-name="P13"><text:span text:style-name="T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span></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text:span text:style-name="T44">Дружище, у</text:span> тебя хороший вкус. – <text:span text:style-name="T44">похвалила меня</text:span>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как <text:span text:style-name="T46">гостю города</text:span>, сделаю скидку, сахарок. Забирай за шестьдесят.</text:p>
      <text:p text:style-name="P41">&lt;<text:span text:style-name="T13">Макс расскажет о скидке Рэрити, чем немало её удивит: скидка огромная</text:span>&gt;</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text:soft-page-break/>–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text:span text:style-name="T49">Хорошо поставленный певучий голос кобылки больше подошёл бы опере, чем рынку.</text:span></text:p>
      <text:p text:style-name="P41">– Знакомься, <text:span text:style-name="T45">Рэрити</text:span>, это Макс! <text:span text:style-name="T44">Странник из далких земель и г</text:span>ость города. – представила меня моднице Эпплджек. – <text:span text:style-name="T45">Сахарок</text:span>, это Рэрити! Знаменитая рукодельница: её шмотки даже в Кантерлоте идут нарасхват! Рэр, Максу надо пройти к Золотому Дубу.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text:span text:style-name="T42">те</text:span>,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text:span text:style-name="T47">третьем</text:span>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text:span text:style-name="T40">останавливаясь</text:span>.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text:span text:style-name="T40">вдогонку</text:span>.</text:p>
      <text:p text:style-name="P41">Единорожка с серьёзным видом завела меня за угол и только после этого <text:span text:style-name="T41">звонко </text:span>расхохоталась. </text:p>
      <text:p text:style-name="P42">– <text:span text:style-name="T40">Я думал, вы друзья. – заметил я.</text:span></text:p>
      <text:p text:style-name="P45">Рэрити, <text:span text:style-name="T42">вдоволь насмеявшись, промакнула невесть откуда взявшимся кружевным платочком выступившие слёзы, поправила причёску и только потом ответила:</text:span></text:p>
      <text:p text:style-name="P44">– <text:span text:style-name="T40">Не обращайте внимания, Макс. Мы мы можем позволить себе роскошь подначивать друг-дружку не опасаясь, что за этим последует обида именно потому, что мы — друзья.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span></text:p>
      <text:p text:style-name="P114">– <text:span text:style-name="T43">Буду только рад. Сам бы предложил, да не успел.</text:span></text:p>
      <text:p text:style-name="P115">– Вот и отлично. <text:span text:style-name="T53">Не знаю, при каких обстоятельствах ты встретился с нашей знаменитой крестьянкой, но сразу хочу за неё извиниться. Эпплджек прижимиста и у неё несколько грубоватые манеры, но у неё золотое сердце!</text:span></text:p>
      <text:p text:style-name="P115">А теперь, будь так добр, расскажи мне <text:span text:style-name="T50">последние вести</text:span> из <text:span text:style-name="T51">высшего света </text:span>Кантерлота. Меня интересует всё: дворцовые сплетни, интриги, <text:span text:style-name="T51">скандалы</text:span>, <text:span text:style-name="T50">пикантные — хи-хи — новости. Всё! Ты должен быть в курсе, я уверена!</text:span></text:p>
      <text:p text:style-name="P117">Единорожка чуть не подпрыгивала от любопытства. <text:span text:style-name="T52">Заметив мою отвалившуюся челюсть, она вновь рассмеялась серебряным колокольчиком и объяснилась.</text:span></text:p>
      <text:p text:style-name="P116"/>
      <text:p text:style-name="P43"/>
      <text:p text:style-name="P41"/>
      <text:p text:style-name="P41"/>
      <text:p text:style-name="P13"><text:soft-page-break/><text:span text:style-name="T30">&lt;</text:span><text:span text:style-name="T18">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5">У входа в библиотеку они расстаются</text:span><text:span text:style-name="T30">&gt;</text:span></text:p>
      <text:p text:style-name="P41"/>
      <text:p text:style-name="P13"><text:span text:style-name="T30">&lt;</text:span><text:span text:style-name="T18">Макс помогает починить Эпплджек повозку.</text:span><text:span text:style-name="T30">&gt;</text:span></text:p>
      <text:p text:style-name="P13"/>
      <text:p text:style-name="P13"/>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8">–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oft-page-break/><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4">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3">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4">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text:soft-page-break/>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text:soft-page-break/>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26"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text:span><text:soft-page-break/><text:span text:style-name="T1">коллапса</text:span>&gt;</text:p>
      <text:p text:style-name="P14"/>
      <text:p text:style-name="P20">&lt;<text:span text:style-name="T14">самолёт в эквестрию проваливается во время </text:span><text:span text:style-name="T1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0">&gt;</text:span></text:p>
      <text:p text:style-name="P47">&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50">&lt;<text:span text:style-name="T1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0"/>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5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25"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oft-page-break/><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2">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4">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3">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oft-page-break/><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3">???</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oft-page-break/><text:span text:style-name="T6">–</text:span> Луна, мой дорогой. Для тебя <text:span text:style-name="T6">—</text:span> Луна…</text:p>
      <text:p text:style-name="P2">...</text:p>
      <text:p text:style-name="P2"/>
      <text:h text:style-name="P125" text:outline-level="2">Рейд пони-рэйнджеров-2 (<text:span text:style-name="T1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3">гидрорысью</text:span><text:span text:style-name="T6">&gt;</text:span> и нападением <text:span text:style-name="T6">&lt;</text:span><text:span text:style-name="T13">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3">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text:soft-page-break/>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2"><text:span text:style-name="T6">&lt;</text:span><text:span text:style-name="T1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7"/>
      <text:p text:style-name="P50">Она вытянула шею и начала по очереди сгибать-разгибать ноги, разминая суставы.</text:p>
      <text:p text:style-name="P50"><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5" text:outline-level="2">В библиотеке замка Селестии</text:h>
      <text:p text:style-name="P82"/>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3">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3">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3">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5" text:outline-level="2">Понивилль</text:h>
      <text:p text:style-name="P2"/>
      <text:h text:style-name="P12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text:soft-page-break/>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oft-page-break/><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5" text:outline-level="2">Первый сеанс двойного сна. Рэрити</text:h>
      <text:p text:style-name="P2"/>
      <text:p text:style-name="P2"><text:span text:style-name="T6">&lt;</text:span><text:span text:style-name="T1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3">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text:soft-page-break/></text:p>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5" text:outline-level="2">Сон Макса</text:h>
      <text:p text:style-name="P82"/>
      <text:p text:style-name="P2"><text:span text:style-name="T6">&lt;</text:span><text:span text:style-name="T1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6">–</text:span> Готова, <text:span text:style-name="T6">–</text:span> процедила она.</text:p>
      <text:p text:style-name="P31">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3">Эгрегор Эквестрии </text:span><text:span text:style-name="T16">—</text:span><text:span text:style-name="T13"> Селестия </text:span><text:span text:style-name="T16">—</text:span><text:span text:style-name="T13">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oft-page-break/><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3">Рэйнбоу объясняет Максу, почему Пинки расплатилась за него </text:span><text:span text:style-name="T14">—</text:span><text:span text:style-name="T13"> и вспоминает, что когда-то уже объясняла нечто подобное (Леро)</text:span></text:p>
      <text:p text:style-name="P2"><text:span text:style-name="T13">У Твайлайт после видения гибели Кимеринна появились морщинки возле глаз</text:span><text:span text:style-name="T6">&gt;</text:span></text:p>
      <text:p text:style-name="P2"/>
      <text:h text:style-name="P12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3">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oft-page-break/><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3">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3">Дэш расплачивается за Макса в кафе. Когда тот спрашивает, почему она и Пинки платят за него, Дэш, вместо ответа, говорит:</text:span></text:p>
      <text:p text:style-name="P2"><text:span text:style-name="T16">–</text:span><text:span text:style-name="T13"> Пинки? </text:span><text:span text:style-name="T16">–</text:span><text:span text:style-name="T13"> Дэш сморщила нос. </text:span><text:span text:style-name="T16">–</text:span><text:span text:style-name="T13"> Я скажу ей, чтоб больше не </text:span><text:span text:style-name="T16">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3">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oft-page-break/><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3">Аликорны </text:span><text:span text:style-name="T16">—</text:span><text:span text:style-name="T13"> элементали. Они воплощают в себе какую-либо сторону чаяний и настроений сообщества пони. Анакорн </text:span><text:span text:style-name="T16">—</text:span><text:span text:style-name="T13">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6">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oft-page-break/><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text:soft-page-break/>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3">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25"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3">Вкратце суть сна Рэрити.</text:span></text:p>
      <text:p text:style-name="P2"><text:span text:style-name="T13">Она проснулась в мире Терры веб-дизайнером. И мир Эквестрии ей только снился </text:span><text:span text:style-name="T16">—</text:span><text:span text:style-name="T13"> и быстро начал забываться. Т.е. мир Эквестрии - всего лишь сон терранского парня (девушки?)</text:span></text:p>
      <text:p text:style-name="P2"><text:span text:style-name="T13">к экрану - очередь из пони (пони пропадают из Эквестрии). В очереди близко к экрану </text:span><text:span text:style-name="T16">—</text:span><text:span text:style-name="T13"> Селестия. Рэрити </text:span><text:span text:style-name="T16">—</text:span><text:span text:style-name="T13"> без очереди (у неё </text:span><text:span text:style-name="T16">—</text:span><text:span text:style-name="T13"> билет-пропуск от Индрэ).</text:span></text:p>
      <text:p text:style-name="P2"><text:span text:style-name="T13">Рэрити проснулась парнем, т.к. в Эквестрии </text:span><text:span text:style-name="T16">—</text:span><text:span text:style-name="T13"> матриархат, роль терранских мужчин там несут кобылы.</text:span></text:p>
      <text:p text:style-name="P2"><text:span text:style-name="T13">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text:soft-page-break/>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3">Влад рассказывает Максу о своём сне </text:span><text:span text:style-name="T16">—</text:span><text:span text:style-name="T13">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3">согласовать с тем, что говорил Анакорн о Р/Д</text:span><text:span text:style-name="T6">&gt;</text:span>). </text:p>
      <text:p text:style-name="P2">Об этом Эгрегоре пишется в книге <text:span text:style-name="T6">&lt;</text:span><text:span text:style-name="T13">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3">обоснование сна для Р/Д. РД видит несколько вариантов историй с Mane6 </text:span><text:span text:style-name="T16">—</text:span><text:span text:style-name="T13"> и с собой + Леро </text:span><text:span text:style-name="T16">—</text:span><text:span text:style-name="T13"> намёк на несовместимые фанфики</text:span></text:p>
      <text:p text:style-name="P2"><text:span text:style-name="T13">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3">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3">Кто следующий готов рассказывать?</text:span></text:p>
      <text:p text:style-name="P31">Пинки дёрнулась на месте, но промолчала.</text:p>
      <text:p text:style-name="P2"><text:soft-page-break/><text:span text:style-name="T16">–</text:span><text:span text:style-name="T13"> Я расскажу, - шагнула вперёд радужная пегаска. </text:span><text:span text:style-name="T16">–</text:span><text:span text:style-name="T13"> Хотя вряд ли ты узнаешь что-то полезное. Там галиматья какая-то…</text:span><text:span text:style-name="T6">&gt;</text:span></text:p>
      <text:p text:style-name="P2"/>
      <text:p text:style-name="P2"><text:span text:style-name="T6">&lt;</text:span><text:span text:style-name="T13">Сон РД:</text:span></text:p>
      <text:p text:style-name="P31">...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3">В мире Терры они ищут Селестию. В конце-концов Макс находит её в кибермозге </text:span><text:span text:style-name="T16">—</text:span><text:span text:style-name="T1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6">—</text:span><text:span text:style-name="T13">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4">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3">“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2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3">Концепция абсолютного зла. Вычеркнуть кого-то из бытия.</text:span></text:p>
      <text:p text:style-name="P2"><text:span text:style-name="T13">Пока идёт борьба за вычёркивание </text:span><text:span text:style-name="T14">—</text:span><text:span text:style-name="T13"> это вычёркивание является злом. Но когда вычёркивание произошло, зло исчезает </text:span><text:span text:style-name="T14">—</text:span><text:span text:style-name="T13"> т.к. вычеркнутого никогда не было, о нём никто не знает. Никто </text:span><text:span text:style-name="T14">—</text:span><text:span text:style-name="T13"> даже вычёркивающий</text:span><text:span text:style-name="T6">&gt;</text:span></text:p>
      <text:p text:style-name="P2"/>
      <text:h text:style-name="P125"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4">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3">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3">добавить сочувствия</text:span><text:span text:style-name="T6">&gt;</text:span>.</text:p>
      <text:p text:style-name="P2"/>
      <text:p text:style-name="P2"><text:span text:style-name="T6">&lt;</text:span><text:span text:style-name="T13">После этого случая Тавйлайт решает прекратить сеансы двойного сна. Сеанса с ЭйДжей и Флатти не будет</text:span><text:span text:style-name="T6">&gt;</text:span></text:p>
      <text:p text:style-name="P2"/>
      <text:h text:style-name="P125" text:outline-level="2"><text:soft-page-break/>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4">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4">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oft-page-break/><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5" text:outline-level="2">Поиск решения</text:h>
      <text:p text:style-name="P82"/>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6">&lt;</text:span><text:span text:style-name="T13">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6">—</text:span><text:span text:style-name="T13"> Луна создаёт обратный коридор в срок.</text:span><text:span text:style-name="T6">&gt;</text:span></text:p>
      <text:p text:style-name="P2"/>
      <text:h text:style-name="P12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4">Дуглас </text:span><text:span text:style-name="T16">—</text:span><text:span text:style-name="T14"> </text:span><text:span text:style-name="T16">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3">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3">двухмесячной</text:span><text:span text:style-name="T6">&gt;</text:span> давности осталось лишь направление движения.</text:p>
      <text:p text:style-name="P2">И опять, как <text:span text:style-name="T6">&lt;</text:span><text:span text:style-name="T13">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3">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6">&lt;</text:span><text:span text:style-name="T13">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3">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2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3">Не следует противопоставлять злу ещё большее зло - это только усилит его — </text:span><text:span text:style-name="T14">кодовая фраза</text:span><text:span text:style-name="T1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3">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3">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3">расширить</text:span><text:span text:style-name="T6">&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3">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3">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3">пять</text:span><text:span text:style-name="T6">&gt;</text:span>длинную прореху в куртке, <text:span text:style-name="T6">&lt;</text:span><text:span text:style-name="T13">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3">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3">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3">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3">улучшить</text:span><text:span text:style-name="T6">&gt;</text:span>. А тот случай, когда мне пришлось зашивать тебе куртку после нападения убийц <text:span text:style-name="T6">&lt;</text:span><text:span text:style-name="T13">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5" text:outline-level="2">След?</text:h>
      <text:p text:style-name="P82"/>
      <text:p text:style-name="P2"><text:span text:style-name="T6">&lt;</text:span><text:span text:style-name="T13">сначала эпизод - проверка сумки в серверной</text:span><text:span text:style-name="T6">&gt;</text:span></text:p>
      <text:p text:style-name="P2"><text:span text:style-name="T6">&lt;</text:span><text:span text:style-name="T1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3">“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3">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3">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3">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5" text:outline-level="2">Озарение</text:h>
      <text:p text:style-name="P2"/>
      <text:p text:style-name="P2"><text:span text:style-name="T6">&lt;</text:span><text:span text:style-name="T1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oft-page-break/><text:span text:style-name="T6">– </text:span>Ну хорошо. Убедила. В конце-концов, можем поступить так. Вы с Флатти вернётесь обратно а я продолжу поиски здесь.</text:p>
      <text:p text:style-name="P66"><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6">– </text:span>Вы можете связываться со мной раз в месяц по коридору.</text:p>
      <text:p text:style-name="P66"><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6">– </text:span>Конечно оставаться. Кто ещё, кроме нас, может найти её?</text:p>
      <text:p text:style-name="P66"><text:span text:style-name="T6">– </text:span>Я думал, ты не сможешь оставить Энджела и всех остальных надолго.</text:p>
      <text:p text:style-name="P66"><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6">– </text:span>Извини, Флаттершай, забылся.</text:p>
      <text:p text:style-name="P71"><text:span text:style-name="T6">– </text:span>Та ладно, я ж не против, – возразила Эпплджек. – Не парься, Флатти. Было б хуже, если б он <text:s/>назвал меня Эпплджек на людях.</text:p>
      <text:p text:style-name="P71"><text:span text:style-name="T6">– </text:span>Ты так... – запнулась Флаттершай. – Так быстро забыла свою ферму. И...</text:p>
      <text:p text:style-name="P71"><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6">– </text:span>Как ты можешь так говорить? – расплакалась Флаттершай.</text:p>
      <text:p text:style-name="P71"><text:span text:style-name="T6">– </text:span>Эй, девушки, не ссорьтесь! Мы — одна команда! И надеюсь, останемся ею и в дальнейшем. </text:p>
      <text:list xml:id="list5269644994123037437"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6">– </text:span>А если нет? – Эпплджек смотрела мне мне прямо в глаза.</text:p>
      <text:list xml:id="list184608451950241" text:continue-numbering="true" text:style-name="L5">
        <text:list-header>
          <text:p text:style-name="P118">Я молча пожал плечами. Эпплджек уверенно продолжила.</text:p>
        </text:list-header>
      </text:list>
      <text:p text:style-name="P71"><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6">– </text:span>Спасибо, ЭйДжей.</text:p>
      <text:p text:style-name="P71"><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610010938030" text:continue-numbering="true" text:style-name="L5">
        <text:list-header>
          <text:p text:style-name="P118"><text:soft-page-break/>Флаттершай пробормотала нечто, показавшееся мне знакомым.</text:p>
        </text:list-header>
      </text:list>
      <text:p text:style-name="P71"><text:span text:style-name="T6">– </text:span>Флатти, ты что-то сказала? Я не расслышал.</text:p>
      <text:p text:style-name="P71"><text:span text:style-name="T6">– </text:span>Намерение Изменяет Реальность.</text:p>
      <text:p text:style-name="P71"><text:span text:style-name="T6">– </text:span>Эээ. А где ты слышала эту фразу, если не секрет?</text:p>
      <text:p text:style-name="P71"><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610060265089"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6">– </text:span>Флатти, ЭйДжей, буду через час. Ждите!</text:p>
      <text:p text:style-name="P66"/>
      <text:h text:style-name="P124" text:outline-level="2">Почти.</text:h>
      <text:p text:style-name="P80"/>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6">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4" text:outline-level="2">Дискорд</text:h>
      <text:p text:style-name="P82"/>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3">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3300567233503726457"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102"><text:span text:style-name="T6">–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102"><text:span text:style-name="T6">– </text:span>Макс, тут окно разбито! И верёвка какая-то висит. – крикнула Флаттершай из кухни.</text:p>
      <text:p text:style-name="P102"><text:span text:style-name="T6">–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2"><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2"><text:span text:style-name="T6">– </text:span>Монитор выключен. – <text:s/>раздалось из угла. Кресло с высокой спинкой повернулось, открыв нашим взорам Дискорда. </text:p>
      <text:p text:style-name="P10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2">Он приподнял панамку, дурашливо здороваясь.</text:p>
      <text:p text:style-name="P102"><text:span text:style-name="T6">– </text:span>Оп-па! – пробормотала Эпплджек. – Нежданчик!</text:p>
      <text:p text:style-name="P102"><text:span text:style-name="T6">– </text:span>Ты, я вижу, времени не терял, – моя рука под прикрытием стола медленно тянулась к тяжёлой фарфоровой кружке, стоящей на краю.</text:p>
      <text:p text:style-name="P83"><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3"><text:span text:style-name="T6">– </text:span>А почему ты вообще решил искать нас тут? – спросила Эпплджек. – Приехал бы домой. Мы б тебя чаем напоили.</text:p>
      <text:p text:style-name="P83"><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3"><text:span text:style-name="T6">– </text:span>С кем это вы тут разговариваете?</text:p>
      <text:list xml:id="list696792898956609178"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3">– Жанна, Флатти, хватайте ноут и на выход! Я с ним разберусь! Не теряйте вре...!</text:p>
      <text:p text:style-name="P83">– ТЫ ИДИО...!!!</text:p>
      <text:p text:style-name="P83">Дискорд <text:s/>зорал одновременно со мной, прикрываясь от меня руками, когда раздался оглушительный</text:p>
      <text:p text:style-name="P83">...</text:p>
      <text:p text:style-name="P84">БАХ!!!</text:p>
      <text:p text:style-name="P83">…</text:p>
      <text:p text:style-name="P83"><text:soft-page-break/>Эпплджек с <text:s/>нервным всхлипом опустила толстенный том «Энтерпрайз-паттернов» , издание девятое, дополненное.</text:p>
      <text:p text:style-name="P102">На лице Дискорда появилось удивлённо-мечтательное выражение и он вырубился.</text:p>
      <text:p text:style-name="P102"/>
      <text:h text:style-name="P125" text:outline-level="2">Селестия</text:h>
      <text:p text:style-name="P102"/>
      <text:p text:style-name="P8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2">Включенный монитор показал схематическое изображение Селестиии, </text:p>
      <text:p text:style-name="P103">&gt;\<text:span text:style-name="T1">Привет, Селестия. Это Макс. Как себя чувствуешь?</text:span></text:p>
      <text:p text:style-name="P103">&lt;\<text:span text:style-name="T1">Макс? МАКС??? МА-А-А-АКС!!! НАКОНЕЦ-ТО! КАК Я РАДА ТЕБЯ СЛЫШАТЬ! </text:span></text:p>
      <text:p text:style-name="P103">&gt;\<text:span text:style-name="T1">Я рад, что нашёл тебя, Тия.</text:span></text:p>
      <text:p text:style-name="P10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3">&gt;\<text:span text:style-name="T1">Тия, я сейчас подключу микрофон и колонки, и мы сможем общаться более удобно.</text:span></text:p>
      <text:p text:style-name="P102">…</text:p>
      <text:p text:style-name="P102">– Привет опять. Как ты меня слышишь?</text:p>
      <text:p text:style-name="P10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3">– <text:span text:style-name="T1">Могу себе представить. Как-то раз я провёл три часа камере сенсорной депривации. Мне не понравилось.</text:span></text:p>
      <text:p text:style-name="P102">– Эммм... Ваше Высочество, вы в порядке? Мы так рады, что наконец-то нашли Вас! – вклинилась в разговор Эпплджек.</text:p>
      <text:p text:style-name="P102">– Кто тут? Макс, кто ещё с тобой?</text:p>
      <text:p text:style-name="P103"><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3">– <text:span text:style-name="T1">Девочки? Я рада вас слышать. А Твайлайт нет рядом?</text:span></text:p>
      <text:p text:style-name="P10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2">При этих словах Дискорд замычал и задёргался. Эпплджек нахмурилась и проверила верёвки, привязывающие его к спинке стула.</text:p>
      <text:p text:style-name="P10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2">– Ноутбук — так называется место, где я нахожусь сейчас? А кто это мычит?</text:p>
      <text:p text:style-name="P10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2">– О, духи предков, но зачем??? Почему у него кляп во рту?</text:p>
      <text:p text:style-name="P102">– Мы связали его. Он нас предал. И тебя. И Эквестрию. Всех.</text:p>
      <text:p text:style-name="P102">При этих словах Эпплджек и Флаттершай непонимающе уставились на меня, а Дискорд протестующе замычал.</text:p>
      <text:p text:style-name="P102"><text:soft-page-break/>Я начал рассказывать о своих догадках, и непонимающее выражение на лицах девушек сменилось удивлением.</text:p>
      <text:p text:style-name="P10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2">– А зачем тогда ты приложила его книгой? – непонимающе уставился я на неё.</text:p>
      <text:p text:style-name="P102">– Потому что ты напал на него. Я и подумала — тебе виднее. И подсобила.</text:p>
      <text:p text:style-name="P102">Флаттершай отрицающе мотнула головой.</text:p>
      <text:p text:style-name="P102">– Не может Дискорд быть предателем. Он мой друг.</text:p>
      <text:p text:style-name="P102">Дискорд благодарственно замычал и закивал головой.</text:p>
      <text:p text:style-name="P10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2">Дискорд завёл глаза на лоб и обречённо завыл.</text:p>
      <text:p text:style-name="P102">– Макс, постой. Дай мне поговорить с ним. – сказала Селестия. – Не могу поверить, что Дискорд на такое пошёл.</text:p>
      <text:p text:style-name="P102">– Ну хорошо. Поговори. Послушаем, что он скажет.</text:p>
      <text:p text:style-name="P102">Я красноречиво покачал кулак перед его носом и вытащил кляп.</text:p>
      <text:p text:style-name="P102">...</text:p>
      <text:p text:style-name="P90">– Ффы, тьфу, пффф, пфу! <text:span text:style-name="T6">&lt;</text:span><text:span text:style-name="T13">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text:soft-page-break/>–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4">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text:soft-page-break/>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3">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text:soft-page-break/>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25"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3">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6">–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4">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1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11">–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6">&lt;</text:span>упомянуть в эпизоде на Терре, что МЛП-сериал закрылся год назад<text:span text:style-name="T6">&gt;</text:span></text:p>
      <text:p text:style-name="P71"><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text:soft-page-break/>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6">&lt;</text:span><text:span text:style-name="T16">чёрт</text:span><text:span text:style-name="T6">&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10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4">– Хорошо. Уболтал. Кьютимарки беру на себя. Так и знал, что мне самое трудное достанется!</text:p>
      <text:p text:style-name="P10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4"/>
      <text:p text:style-name="P106">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31">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
      <text:p text:style-name="P10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6"/>
      <text:p text:style-name="P104">Я опять задумался. В голове было пусто. Хотя, если подумать с точки зрения программиста, можно... Наверное можно, раз все предыдущее прокатило...</text:p>
      <text:p text:style-name="P105">–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5">– Не понял? Это как? Как ты совместишь разрушенную магическими войнами Эквестрию с романтически-сексуальным раем для попаданцев?</text:p>
      <text:p text:style-name="P105"><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5">Анакорн долго мусолил карандаш, а потом вдруг заржал.</text:p>
      <text:p text:style-name="P105"><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5"><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5">Анакорн примирительно похлопал меня по плечу.</text:p>
      <text:p text:style-name="P105"><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5">Я подозрительно посмотрел на Анакорна.</text:p>
      <text:p text:style-name="P105"><text:span text:style-name="T6">– </text:span>Какой ещё, нафиг, «мой фанфик»? Я никакого фанфика не писал. И не собираюсь, вообще-то.</text:p>
      <text:p text:style-name="P105">Анакорн ехидно ухмыльнулся и откинулся в кресле, переплетя пальцы за затылком.</text:p>
      <text:p text:style-name="P105"><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4"><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4"><text:span text:style-name="T6">–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104"><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4">Анакорн развёл руками.</text:p>
      <text:p text:style-name="P104"><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4">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text:soft-page-break/>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3">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6">&lt;</text:span><text:span text:style-name="T13">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1">&lt;<text:span text:style-name="T13">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6">&lt;</text:span><text:span text:style-name="T13">полгода</text:span><text:span text:style-name="T6">&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3">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293237863727331728" text:style-name="L8">
        <text:list-header>
          <text:p text:style-name="P120">(<text:span text:style-name="T20">Луна — как повелительница снов, слышала разговор Макса с Анакорном</text:span>)</text:p>
          <text:p text:style-name="P121"/>
        </text:list-header>
      </text:list>
      <text:p text:style-name="P91">***</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6">Я опустил руку на шею Дэш и ощутил теплоту и лёгкое покалывание в пустоте.</text:p>
      <text:p text:style-name="P66"><text:span text:style-name="T6">–</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5" text:outline-level="2">Земля</text:h>
      <text:p text:style-name="P69">Музыкальная тема из бегущего по лезвию бритвы — <text:span text:style-name="T6">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4">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3">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6"/>
      <text:p text:style-name="P66"/>
      <text:p text:style-name="P66"/>
      <text:p text:style-name="P66"/>
      <text:p text:style-name="P100"/>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06T18:46:07.878103874</dc:date>
    <meta:editing-duration>P62DT23H27M41S</meta:editing-duration>
    <meta:editing-cycles>2916</meta:editing-cycles>
    <meta:generator>LibreOffice/5.0.2.2$Linux_X86_64 LibreOffice_project/00m0$Build-2</meta:generator>
    <meta:document-statistic meta:table-count="0" meta:image-count="0" meta:object-count="0" meta:page-count="136" meta:paragraph-count="2817" meta:word-count="62881" meta:character-count="417354" meta:non-whitespace-character-count="354243"/>
  </office:meta>
</office:document-meta>
</file>